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cc00" draw:opacity="25%" draw:textarea-horizontal-align="justify" draw:textarea-vertical-align="middle" draw:auto-grow-height="false" fo:min-height="7.95cm" fo:min-width="10.13cm"/>
    </style:style>
    <style:style style:name="gr2" style:family="graphic" style:parent-style-name="standard">
      <style:graphic-properties draw:stroke="none" svg:stroke-color="#000000" draw:fill="none" draw:fill-color="#ffffff" fo:min-height="2.65cm"/>
    </style:style>
    <style:style style:name="gr3" style:family="graphic" style:parent-style-name="standard">
      <style:graphic-properties draw:stroke="none" svg:stroke-color="#000000" draw:fill="solid" draw:fill-color="#ffffff" fo:min-height="6.55cm"/>
    </style:style>
    <style:style style:name="gr4" style:family="graphic" style:parent-style-name="standard">
      <style:graphic-properties draw:stroke="none" svg:stroke-color="#000000" draw:fill="solid" draw:fill-color="#dddddd" fo:min-height="2.832cm"/>
    </style:style>
    <style:style style:name="gr5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5.45cm" fo:min-width="8.6cm" fo:padding-top="0.175cm" fo:padding-bottom="0.175cm" fo:padding-left="0.3cm" fo:padding-right="0.3cm"/>
    </style:style>
    <style:style style:name="gr6" style:family="graphic" style:parent-style-name="standard">
      <style:graphic-properties draw:stroke="none" draw:fill-color="#66ccff" draw:opacity="25%" draw:textarea-horizontal-align="justify" draw:textarea-vertical-align="middle" draw:auto-grow-height="false" fo:min-height="6.55cm" fo:min-width="6.8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draw:stroke="none" svg:stroke-color="#000000" draw:fill="solid" draw:fill-color="#ffffff" draw:fill-image-width="0cm" draw:fill-image-height="0cm" fo:min-height="3.5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-color="#33ff99" draw:opacity="25%" draw:textarea-horizontal-align="justify" draw:textarea-vertical-align="middle" draw:auto-grow-height="false" fo:min-height="4.85cm" fo:min-width="10.112cm"/>
    </style:style>
    <style:style style:name="gr11" style:family="graphic" style:parent-style-name="standard">
      <style:graphic-properties draw:stroke="none" svg:stroke-color="#000000" draw:fill="solid" draw:fill-color="#ffffff" fo:min-height="3.35cm"/>
    </style:style>
    <style:style style:name="gr12" style:family="graphic" style:parent-style-name="standard">
      <style:graphic-properties draw:stroke="none" svg:stroke-color="#000000" draw:fill="solid" draw:fill-color="#dddddd" fo:min-height="2.15cm"/>
    </style:style>
    <style:style style:name="P1" style:family="paragraph">
      <loext:graphic-properties draw:fill-color="#ffcc00" draw:opacity="25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Liberation Mono" fo:font-size="18pt" style:font-size-asian="18pt" style:font-size-complex="18pt"/>
    </style:style>
    <style:style style:name="P4" style:family="paragraph">
      <loext:graphic-properties draw:fill="solid" draw:fill-color="#ffffff"/>
      <style:text-properties style:font-name="Liberation Mono" fo:font-size="18pt" style:font-size-asian="18pt" style:font-size-complex="18pt"/>
    </style:style>
    <style:style style:name="P5" style:family="paragraph">
      <loext:graphic-properties draw:fill="solid" draw:fill-color="#dddddd"/>
      <style:text-properties style:font-name="Liberation Mono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66ccff" draw:opacity="25%"/>
      <style:paragraph-properties fo:text-align="center"/>
    </style:style>
    <style:style style:name="P8" style:family="paragraph">
      <loext:graphic-properties draw:fill="solid" draw:fill-color="#ffffff" draw:fill-image-width="0cm" draw:fill-image-height="0cm"/>
    </style:style>
    <style:style style:name="P9" style:family="paragraph">
      <loext:graphic-properties draw:fill-color="#33ff99" draw:opacity="25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" fo:font-size="18pt" style:font-size-asian="18pt" style:font-size-complex="18pt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style:font-name="Liberation Sans1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Liberation Sans2"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font-name="Liberation Sans3" fo:font-size="18pt" fo:font-style="italic" style:font-name-asian="Liberation Sans3" style:font-size-asian="18pt" style:font-style-asian="italic" style:font-name-complex="Liberation Sans3" style:font-size-complex="18pt" style:font-style-complex="italic"/>
    </style:style>
    <style:style style:name="T7" style:family="text"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T8" style:family="text">
      <style:text-properties style:font-name="Liberation Mono1" fo:font-size="18pt" style:font-size-asian="18pt" style:font-size-complex="18pt"/>
    </style:style>
    <style:style style:name="T9" style:family="text">
      <style:text-properties style:font-name="Liberation Mono1" fo:font-size="18pt" fo:font-style="italic" style:font-size-asian="18pt" style:font-style-asian="italic" style:font-size-complex="18pt" style:font-style-complex="italic"/>
    </style:style>
    <style:style style:name="T10" style:family="text">
      <style:text-properties style:font-name="Liberation Mono2" fo:font-size="18pt" fo:font-style="normal" style:font-size-asian="18pt" style:font-style-asian="normal" style:font-size-complex="18pt" style:font-style-complex="normal"/>
    </style:style>
    <style:style style:name="T11" style:family="text">
      <style:text-properties style:font-name="Liberation Mono1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3cm" svg:height="8.2cm" svg:x="0.37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7cm" svg:height="2.9cm" svg:x="0.4cm" svg:y="0.5cm">
          <draw:text-box>
            <text:p>Tracee thread <text:span text:style-name="T1">T</text:span></text:p>
          </draw:text-box>
        </draw:frame>
        <draw:frame draw:style-name="gr3" draw:text-style-name="P4" draw:layer="layout" svg:width="10.1cm" svg:height="6.8cm" svg:x="0.7cm" svg:y="1.6cm">
          <draw:text-box>
            <text:p text:style-name="P3"><text:span text:style-name="T2">read(fd, buf, size)</text:span></text:p>
            <text:p text:style-name="P3"><text:span text:style-name="T2"><text:s text:c="2"/></text:span><text:span text:style-name="T2">syscall_hook()</text:span></text:p>
            <text:p text:style-name="P3"><text:span text:style-name="T2"><text:s text:c="3"/></text:span><text:span text:style-name="T3"><text:s/></text:span><text:span text:style-name="T4">redirect arg2 to syscall buffer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frame draw:style-name="gr4" draw:text-style-name="P5" draw:layer="layout" svg:width="7.4cm" svg:height="3.824cm" svg:x="2.9cm" svg:y="4.118cm">
          <draw:text-box>
            <text:p text:style-name="P3"><text:span text:style-name="T5">seccomp-bpf </text:span><text:span text:style-name="T6">→</text:span><text:span text:style-name="T5"> ALLOW</text:span></text:p>
            <text:p text:style-name="P3"><text:span text:style-name="T2">sys_read</text:span></text:p>
            <text:p text:style-name="P3"><text:span text:style-name="T3"><text:s text:c="2"/></text:span><text:span text:style-name="T4">DESCHED event;</text:span><text:span text:style-name="T4"><text:line-break/></text:span><text:span text:style-name="T4"> <text:s/>interruption by signal</text:span><text:span text:style-name="T4"><text:line-break/></text:span><text:span text:style-name="T7">ptrace_notify</text:span></text:p>
          </draw:text-box>
        </draw:frame>
        <draw:custom-shape draw:style-name="gr5" draw:text-style-name="P6" draw:layer="layout" svg:width="9.2cm" svg:height="5.8cm" svg:x="1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7.3cm" svg:height="6.8cm" svg:x="11.3cm" svg:y="6.1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5.7cm" svg:height="1.1cm" svg:x="11.5cm" svg:y="6.1cm">
          <draw:text-box>
            <text:p>Recorder thread</text:p>
          </draw:text-box>
        </draw:frame>
        <draw:frame draw:style-name="gr8" draw:text-style-name="P8" draw:layer="layout" svg:width="6.9cm" svg:height="5.311cm" svg:x="11.5cm" svg:y="7.3cm">
          <draw:text-box>
            <text:p><text:span text:style-name="T8">waitpid(</text:span><text:span text:style-name="T9">T</text:span><text:span text:style-name="T8">)</text:span></text:p>
            <text:p><text:span text:style-name="T1">determine T is blocked in syscall buffering</text:span></text:p>
            <text:p><text:span text:style-name="T1">T2 = </text:span><text:span text:style-name="T10">waitpid(-1)</text:span></text:p>
            <text:p><text:span text:style-name="T4">record T2 system call</text:span></text:p>
            <text:p><text:span text:style-name="T8">ptrace(</text:span><text:span text:style-name="T9">T2</text:span><text:span text:style-name="T8">,</text:span><text:span text:style-name="T8"><text:line-break/></text:span><text:span text:style-name="T8"> <text:s/></text:span><text:span text:style-name="T11">CONT_SYSCALL</text:span><text:span text:style-name="T8">)</text:span></text:p>
          </draw:text-box>
        </draw:frame>
        <draw:line draw:style-name="gr9" draw:text-style-name="P6" draw:layer="layout" svg:x1="8.5cm" svg:y1="7.5cm" svg:x2="11.6cm" svg:y2="7.9cm">
          <text:p/>
        </draw:line>
        <draw:custom-shape draw:style-name="gr10" draw:text-style-name="P9" draw:layer="layout" svg:width="10.612cm" svg:height="5.1cm" svg:x="0.388cm" svg:y="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cm" svg:height="2.9cm" svg:x="0.4cm" svg:y="9cm">
          <draw:text-box>
            <text:p>Tracee thread <text:span text:style-name="T1">T2</text:span></text:p>
          </draw:text-box>
        </draw:frame>
        <draw:frame draw:style-name="gr11" draw:text-style-name="P4" draw:layer="layout" svg:width="10cm" svg:height="3.6cm" svg:x="0.7cm" svg:y="10.1cm">
          <draw:text-box>
            <text:p text:style-name="P3"><text:span text:style-name="T2">futex_wait()</text:span></text:p>
            <text:p text:style-name="P3"><text:span text:style-name="T2"><text:s text:c="2"/></text:span></text:p>
            <text:p text:style-name="P3"><text:span text:style-name="T4"/></text:p>
            <text:p text:style-name="P3"><text:span text:style-name="T4"/></text:p>
          </draw:text-box>
        </draw:frame>
        <draw:frame draw:style-name="gr12" draw:text-style-name="P5" draw:layer="layout" svg:width="6.5cm" svg:height="2.411cm" svg:x="1.5cm" svg:y="11cm">
          <draw:text-box>
            <text:p><text:span text:style-name="T2">ptrace_notify</text:span></text:p>
            <text:p><text:span text:style-name="T2">sys_futex</text:span></text:p>
            <text:p><text:span text:style-name="T2">ptrace_notify</text:span></text:p>
          </draw:text-box>
        </draw:frame>
        <draw:line draw:style-name="gr9" draw:text-style-name="P6" draw:layer="layout" svg:x1="11.7cm" svg:y1="12.1cm" svg:x2="6.9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22:36:42.453881049</meta:creation-date>
    <dc:date>2016-05-06T01:42:40.166602371</dc:date>
    <meta:editing-duration>PT3H2M1S</meta:editing-duration>
    <meta:editing-cycles>43</meta:editing-cycles>
    <meta:generator>LibreOffice/5.0.6.1$Linux_X86_64 LibreOffice_project/00$Build-1</meta:generator>
    <meta:document-statistic meta:object-count="14"/>
  </office:meta>
</office:document-meta>
</file>